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778cm"/>
    </style:style>
    <style:style style:name="co3" style:family="table-column">
      <style:table-column-properties fo:break-before="auto" style:column-width="3.413cm"/>
    </style:style>
    <style:style style:name="co4" style:family="table-column">
      <style:table-column-properties fo:break-before="auto" style:column-width="3.06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7" style:family="table-cell" style:parent-style-name="Default" style:data-style-name="N0">
      <style:table-cell-properties fo:border-bottom="2.01pt solid #000000" fo:background-color="#bdd7ee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2.01pt solid #000000" fo:background-color="#bdd7ee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2">
      <style:table-cell-properties fo:border-bottom="2.01pt solid #000000" fo:background-color="#bdd7ee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4" style:family="table-cell" style:parent-style-name="Default" style:data-style-name="N107">
      <style:table-cell-properties fo:border-bottom="2.01pt solid #000000" fo:wrap-option="wrap" fo:border-left="2.01pt solid #000000" fo:border-right="2.01pt solid #000000" fo:border-top="none" style:vertical-align="middle"/>
      <style:text-properties fo:color="#000000" style:font-name="Courier New" fo:font-size="8pt" style:font-name-asian="Courier New1" style:font-size-asian="8pt" style:font-name-complex="Courier New1" style:font-size-complex="8pt"/>
    </style:style>
    <style:style style:name="ce2" style:family="table-cell" style:parent-style-name="Default" style:data-style-name="N2"/>
    <style:style style:name="ce3" style:family="table-cell" style:parent-style-name="Default" style:data-style-name="N107"/>
    <style:style style:name="ce9" style:family="table-cell" style:parent-style-name="Default" style:data-style-name="N2">
      <style:table-cell-properties fo:border-bottom="2.01pt solid #000000" fo:background-color="#bdd7ee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default-cell-style-name="ce6"/>
        <table:table-column table:style-name="co2" table:default-cell-style-name="ce2"/>
        <table:table-column table:style-name="co2" table:number-columns-repeated="9" table:default-cell-style-name="ce3"/>
        <table:table-column table:style-name="co3" table:default-cell-style-name="ce3"/>
        <table:table-column table:style-name="co2" table:default-cell-style-name="ce3"/>
        <table:table-column table:style-name="co4" table:default-cell-style-name="ce17"/>
        <table:table-column table:style-name="co1" table:number-columns-repeated="16370" table:default-cell-style-name="ce17"/>
        <table:table-row table:style-name="ro1">
          <table:table-cell table:style-name="ce7" office:value-type="string" calcext:value-type="string">
            <text:p>год</text:p>
          </table:table-cell>
          <table:table-cell table:style-name="ce8" office:value-type="string" calcext:value-type="string">
            <text:p>январь</text:p>
          </table:table-cell>
          <table:table-cell table:style-name="ce8" office:value-type="string" calcext:value-type="string">
            <text:p>февраль</text:p>
          </table:table-cell>
          <table:table-cell table:style-name="ce8" office:value-type="string" calcext:value-type="string">
            <text:p>март</text:p>
          </table:table-cell>
          <table:table-cell table:style-name="ce8" office:value-type="string" calcext:value-type="string">
            <text:p>апрель</text:p>
          </table:table-cell>
          <table:table-cell table:style-name="ce8" office:value-type="string" calcext:value-type="string">
            <text:p>май</text:p>
          </table:table-cell>
          <table:table-cell table:style-name="ce8" office:value-type="string" calcext:value-type="string">
            <text:p>июнь</text:p>
          </table:table-cell>
          <table:table-cell table:style-name="ce8" office:value-type="string" calcext:value-type="string">
            <text:p>июль</text:p>
          </table:table-cell>
          <table:table-cell table:style-name="ce8" office:value-type="string" calcext:value-type="string">
            <text:p>август</text:p>
          </table:table-cell>
          <table:table-cell table:style-name="ce8" office:value-type="string" calcext:value-type="string">
            <text:p>сентябрь</text:p>
          </table:table-cell>
          <table:table-cell table:style-name="ce8" office:value-type="string" calcext:value-type="string">
            <text:p>октябрь</text:p>
          </table:table-cell>
          <table:table-cell table:style-name="ce8" office:value-type="string" calcext:value-type="string">
            <text:p>ноябрь</text:p>
          </table:table-cell>
          <table:table-cell table:style-name="ce9" office:value-type="string" calcext:value-type="string">
            <text:p>декабрь</text:p>
          </table:table-cell>
          <table:table-cell office:value-type="string" calcext:value-type="string">
            <text:p>весенние месяца</text:p>
          </table:table-cell>
          <table:table-cell office:value-type="string" calcext:value-type="string">
            <text:p>осенние месяца</text:p>
          </table:table-cell>
          <table:table-cell office:value-type="string" calcext:value-type="string">
            <text:p>если</text:p>
          </table:table-cell>
          <table:table-cell table:number-columns-repeated="16368"/>
        </table:table-row>
        <table:table-row table:style-name="ro1">
          <table:table-cell table:style-name="ce5" office:value-type="float" office:value="1935" calcext:value-type="float">
            <text:p>1935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2"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40" calcext:value-type="float">
            <text:p>40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" calcext:value-type="float">
            <text:p>13,0</text:p>
          </table:table-cell>
          <table:table-cell table:formula="of:=([.D2]+[.E2]+[.F2])/3" office:value-type="float" office:value="11" calcext:value-type="float">
            <text:p>11</text:p>
          </table:table-cell>
          <table:table-cell table:formula="of:=([.J2]+[.K2]+[.L2])/3" office:value-type="float" office:value="17.3333333333333" calcext:value-type="float">
            <text:p>17,3333333333333</text:p>
          </table:table-cell>
          <table:table-cell table:formula="of:=IF([.N2]&lt;[.O2];1;0)" office:value-type="float" office:value="1" calcext:value-type="float">
            <text:p>1</text:p>
          </table:table-cell>
          <table:table-cell table:style-name="ce18" table:formula="of:=SUM([.P:.P])" office:value-type="float" office:value="73" calcext:value-type="float">
            <text:p>73</text:p>
          </table:table-cell>
          <table:table-cell table:number-columns-repeated="16367"/>
        </table:table-row>
        <table:table-row table:style-name="ro1">
          <table:table-cell table:style-name="ce5" office:value-type="float" office:value="1936" calcext:value-type="float">
            <text:p>1936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46" calcext:value-type="float">
            <text:p>46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43" calcext:value-type="float">
            <text:p>4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17" calcext:value-type="float">
            <text:p>17,0</text:p>
          </table:table-cell>
          <table:table-cell table:formula="of:=([.D3]+[.E3]+[.F3])/3" office:value-type="float" office:value="15.6666666666667" calcext:value-type="float">
            <text:p>15,6666666666667</text:p>
          </table:table-cell>
          <table:table-cell table:formula="of:=([.J3]+[.K3]+[.L3])/3" office:value-type="float" office:value="33" calcext:value-type="float">
            <text:p>33</text:p>
          </table:table-cell>
          <table:table-cell table:formula="of:=IF([.N3]&lt;[.O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37" calcext:value-type="float">
            <text:p>1937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47" calcext:value-type="float">
            <text:p>47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0" calcext:value-type="float">
            <text:p>20,0</text:p>
          </table:table-cell>
          <table:table-cell table:formula="of:=([.D4]+[.E4]+[.F4])/3" office:value-type="float" office:value="17" calcext:value-type="float">
            <text:p>17</text:p>
          </table:table-cell>
          <table:table-cell table:formula="of:=([.J4]+[.K4]+[.L4])/3" office:value-type="float" office:value="14" calcext:value-type="float">
            <text:p>14</text:p>
          </table:table-cell>
          <table:table-cell table:formula="of:=IF([.N4]&lt;[.O4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38" calcext:value-type="float">
            <text:p>193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8" calcext:value-type="float">
            <text:p>8,0</text:p>
          </table:table-cell>
          <table:table-cell table:number-columns-repeated="3" table:style-name="ce4" office:value-type="float" office:value="3" calcext:value-type="float">
            <text:p>3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32" calcext:value-type="float">
            <text:p>32,0</text:p>
          </table:table-cell>
          <table:table-cell table:style-name="ce4" office:value-type="float" office:value="36" calcext:value-type="float">
            <text:p>36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4" calcext:value-type="float">
            <text:p>14,0</text:p>
          </table:table-cell>
          <table:table-cell table:formula="of:=([.D5]+[.E5]+[.F5])/3" office:value-type="float" office:value="3" calcext:value-type="float">
            <text:p>3</text:p>
          </table:table-cell>
          <table:table-cell table:formula="of:=([.J5]+[.K5]+[.L5])/3" office:value-type="float" office:value="23.3333333333333" calcext:value-type="float">
            <text:p>23,3333333333333</text:p>
          </table:table-cell>
          <table:table-cell table:formula="of:=IF([.N5]&lt;[.O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39" calcext:value-type="float">
            <text:p>1939</text:p>
          </table:table-cell>
          <table:table-cell table:style-name="ce4" office:value-type="float" office:value="5" calcext:value-type="float">
            <text:p>5,0</text:p>
          </table:table-cell>
          <table:table-cell table:number-columns-repeated="2" table:style-name="ce4" office:value-type="float" office:value="9" calcext:value-type="float">
            <text:p>9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2" calcext:value-type="float">
            <text:p>22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4" calcext:value-type="float">
            <text:p>14,0</text:p>
          </table:table-cell>
          <table:table-cell table:formula="of:=([.D6]+[.E6]+[.F6])/3" office:value-type="float" office:value="6.66666666666667" calcext:value-type="float">
            <text:p>6,66666666666667</text:p>
          </table:table-cell>
          <table:table-cell table:formula="of:=([.J6]+[.K6]+[.L6])/3" office:value-type="float" office:value="19.3333333333333" calcext:value-type="float">
            <text:p>19,3333333333333</text:p>
          </table:table-cell>
          <table:table-cell table:formula="of:=IF([.N6]&lt;[.O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0" calcext:value-type="float">
            <text:p>194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8" calcext:value-type="float">
            <text:p>28,0</text:p>
          </table:table-cell>
          <table:table-cell table:number-columns-repeated="2" table:style-name="ce4" office:value-type="float" office:value="30" calcext:value-type="float">
            <text:p>30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" calcext:value-type="float">
            <text:p>16,0</text:p>
          </table:table-cell>
          <table:table-cell table:formula="of:=([.D7]+[.E7]+[.F7])/3" office:value-type="float" office:value="10.3333333333333" calcext:value-type="float">
            <text:p>10,3333333333333</text:p>
          </table:table-cell>
          <table:table-cell table:formula="of:=([.J7]+[.K7]+[.L7])/3" office:value-type="float" office:value="21.3333333333333" calcext:value-type="float">
            <text:p>21,3333333333333</text:p>
          </table:table-cell>
          <table:table-cell table:formula="of:=IF([.N7]&lt;[.O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1" calcext:value-type="float">
            <text:p>1941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60" calcext:value-type="float">
            <text:p>60,0</text:p>
          </table:table-cell>
          <table:table-cell table:style-name="ce4" office:value-type="float" office:value="43" calcext:value-type="float">
            <text:p>43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5" calcext:value-type="float">
            <text:p>25,0</text:p>
          </table:table-cell>
          <table:table-cell table:formula="of:=([.D8]+[.E8]+[.F8])/3" office:value-type="float" office:value="11.6666666666667" calcext:value-type="float">
            <text:p>11,6666666666667</text:p>
          </table:table-cell>
          <table:table-cell table:formula="of:=([.J8]+[.K8]+[.L8])/3" office:value-type="float" office:value="13.3333333333333" calcext:value-type="float">
            <text:p>13,3333333333333</text:p>
          </table:table-cell>
          <table:table-cell table:formula="of:=IF([.N8]&lt;[.O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2" calcext:value-type="float">
            <text:p>194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48" calcext:value-type="float">
            <text:p>48,0</text:p>
          </table:table-cell>
          <table:table-cell table:number-columns-repeated="2"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9" calcext:value-type="float">
            <text:p>9,0</text:p>
          </table:table-cell>
          <table:table-cell table:formula="of:=([.D9]+[.E9]+[.F9])/3" office:value-type="float" office:value="15" calcext:value-type="float">
            <text:p>15</text:p>
          </table:table-cell>
          <table:table-cell table:formula="of:=([.J9]+[.K9]+[.L9])/3" office:value-type="float" office:value="17.6666666666667" calcext:value-type="float">
            <text:p>17,6666666666667</text:p>
          </table:table-cell>
          <table:table-cell table:formula="of:=IF([.N9]&lt;[.O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3" calcext:value-type="float">
            <text:p>194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38" calcext:value-type="float">
            <text:p>38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33" calcext:value-type="float">
            <text:p>33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6" calcext:value-type="float">
            <text:p>16,0</text:p>
          </table:table-cell>
          <table:table-cell table:formula="of:=([.D10]+[.E10]+[.F10])/3" office:value-type="float" office:value="19.3333333333333" calcext:value-type="float">
            <text:p>19,3333333333333</text:p>
          </table:table-cell>
          <table:table-cell table:formula="of:=([.J10]+[.K10]+[.L10])/3" office:value-type="float" office:value="23.6666666666667" calcext:value-type="float">
            <text:p>23,6666666666667</text:p>
          </table:table-cell>
          <table:table-cell table:formula="of:=IF([.N10]&lt;[.O1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4" calcext:value-type="float">
            <text:p>1944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3" calcext:value-type="float">
            <text:p>13,0</text:p>
          </table:table-cell>
          <table:table-cell table:formula="of:=([.D11]+[.E11]+[.F11])/3" office:value-type="float" office:value="12.6666666666667" calcext:value-type="float">
            <text:p>12,6666666666667</text:p>
          </table:table-cell>
          <table:table-cell table:formula="of:=([.J11]+[.K11]+[.L11])/3" office:value-type="float" office:value="19.3333333333333" calcext:value-type="float">
            <text:p>19,3333333333333</text:p>
          </table:table-cell>
          <table:table-cell table:formula="of:=IF([.N11]&lt;[.O1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5" calcext:value-type="float">
            <text:p>194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3" calcext:value-type="float">
            <text:p>23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34" calcext:value-type="float">
            <text:p>34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3" calcext:value-type="float">
            <text:p>13,0</text:p>
          </table:table-cell>
          <table:table-cell table:formula="of:=([.D12]+[.E12]+[.F12])/3" office:value-type="float" office:value="12.6666666666667" calcext:value-type="float">
            <text:p>12,6666666666667</text:p>
          </table:table-cell>
          <table:table-cell table:formula="of:=([.J12]+[.K12]+[.L12])/3" office:value-type="float" office:value="19.3333333333333" calcext:value-type="float">
            <text:p>19,3333333333333</text:p>
          </table:table-cell>
          <table:table-cell table:formula="of:=IF([.N12]&lt;[.O1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6" calcext:value-type="float">
            <text:p>1946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formula="of:=([.D13]+[.E13]+[.F13])/3" office:value-type="float" office:value="12.3333333333333" calcext:value-type="float">
            <text:p>12,3333333333333</text:p>
          </table:table-cell>
          <table:table-cell table:formula="of:=([.J13]+[.K13]+[.L13])/3" office:value-type="float" office:value="27" calcext:value-type="float">
            <text:p>27</text:p>
          </table:table-cell>
          <table:table-cell table:formula="of:=IF([.N13]&lt;[.O1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7" calcext:value-type="float">
            <text:p>1947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0" calcext:value-type="float">
            <text:p>30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35" calcext:value-type="float">
            <text:p>35,0</text:p>
          </table:table-cell>
          <table:table-cell table:style-name="ce4" office:value-type="float" office:value="28" calcext:value-type="float">
            <text:p>28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5" calcext:value-type="float">
            <text:p>15,0</text:p>
          </table:table-cell>
          <table:table-cell table:formula="of:=([.D14]+[.E14]+[.F14])/3" office:value-type="float" office:value="12.3333333333333" calcext:value-type="float">
            <text:p>12,3333333333333</text:p>
          </table:table-cell>
          <table:table-cell table:formula="of:=([.J14]+[.K14]+[.L14])/3" office:value-type="float" office:value="27" calcext:value-type="float">
            <text:p>27</text:p>
          </table:table-cell>
          <table:table-cell table:formula="of:=IF([.N14]&lt;[.O1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8" calcext:value-type="float">
            <text:p>1948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32" calcext:value-type="float">
            <text:p>32,0</text:p>
          </table:table-cell>
          <table:table-cell table:formula="of:=([.D15]+[.E15]+[.F15])/3" office:value-type="float" office:value="2.66666666666667" calcext:value-type="float">
            <text:p>2,66666666666667</text:p>
          </table:table-cell>
          <table:table-cell table:formula="of:=([.J15]+[.K15]+[.L15])/3" office:value-type="float" office:value="19.6666666666667" calcext:value-type="float">
            <text:p>19,6666666666667</text:p>
          </table:table-cell>
          <table:table-cell table:formula="of:=IF([.N15]&lt;[.O1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49" calcext:value-type="float">
            <text:p>1949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number-columns-repeated="2" table:style-name="ce4" office:value-type="float" office:value="5" calcext:value-type="float">
            <text:p>5,0</text:p>
          </table:table-cell>
          <table:table-cell table:style-name="ce4" office:value-type="float" office:value="6" calcext:value-type="float">
            <text:p>6,0</text:p>
          </table:table-cell>
          <table:table-cell table:number-columns-repeated="2" table:style-name="ce4" office:value-type="float" office:value="13" calcext:value-type="float">
            <text:p>13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6" calcext:value-type="float">
            <text:p>16,0</text:p>
          </table:table-cell>
          <table:table-cell table:formula="of:=([.D16]+[.E16]+[.F16])/3" office:value-type="float" office:value="5.33333333333333" calcext:value-type="float">
            <text:p>5,33333333333333</text:p>
          </table:table-cell>
          <table:table-cell table:formula="of:=([.J16]+[.K16]+[.L16])/3" office:value-type="float" office:value="9.33333333333333" calcext:value-type="float">
            <text:p>9,33333333333333</text:p>
          </table:table-cell>
          <table:table-cell table:formula="of:=IF([.N16]&lt;[.O1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0" calcext:value-type="float">
            <text:p>1950</text:p>
          </table:table-cell>
          <table:table-cell table:style-name="ce4" office:value-type="float" office:value="25" calcext:value-type="float">
            <text:p>25,0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24" calcext:value-type="float">
            <text:p>24,0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6" calcext:value-type="float">
            <text:p>16,0</text:p>
          </table:table-cell>
          <table:table-cell table:formula="of:=([.D17]+[.E17]+[.F17])/3" office:value-type="float" office:value="7.66666666666667" calcext:value-type="float">
            <text:p>7,66666666666667</text:p>
          </table:table-cell>
          <table:table-cell table:formula="of:=([.J17]+[.K17]+[.L17])/3" office:value-type="float" office:value="16.3333333333333" calcext:value-type="float">
            <text:p>16,3333333333333</text:p>
          </table:table-cell>
          <table:table-cell table:formula="of:=IF([.N17]&lt;[.O1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1" calcext:value-type="float">
            <text:p>1951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8" calcext:value-type="float">
            <text:p>8,0</text:p>
          </table:table-cell>
          <table:table-cell table:formula="of:=([.D18]+[.E18]+[.F18])/3" office:value-type="float" office:value="9" calcext:value-type="float">
            <text:p>9</text:p>
          </table:table-cell>
          <table:table-cell table:formula="of:=([.J18]+[.K18]+[.L18])/3" office:value-type="float" office:value="8.33333333333333" calcext:value-type="float">
            <text:p>8,33333333333333</text:p>
          </table:table-cell>
          <table:table-cell table:formula="of:=IF([.N18]&lt;[.O18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52" calcext:value-type="float">
            <text:p>1952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6" calcext:value-type="float">
            <text:p>16,0</text:p>
          </table:table-cell>
          <table:table-cell table:formula="of:=([.D19]+[.E19]+[.F19])/3" office:value-type="float" office:value="5" calcext:value-type="float">
            <text:p>5</text:p>
          </table:table-cell>
          <table:table-cell table:formula="of:=([.J19]+[.K19]+[.L19])/3" office:value-type="float" office:value="11" calcext:value-type="float">
            <text:p>11</text:p>
          </table:table-cell>
          <table:table-cell table:formula="of:=IF([.N19]&lt;[.O1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3" calcext:value-type="float">
            <text:p>1953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7" calcext:value-type="float">
            <text:p>17,0</text:p>
          </table:table-cell>
          <table:table-cell table:formula="of:=([.D20]+[.E20]+[.F20])/3" office:value-type="float" office:value="5.33333333333333" calcext:value-type="float">
            <text:p>5,33333333333333</text:p>
          </table:table-cell>
          <table:table-cell table:formula="of:=([.J20]+[.K20]+[.L20])/3" office:value-type="float" office:value="16" calcext:value-type="float">
            <text:p>16</text:p>
          </table:table-cell>
          <table:table-cell table:formula="of:=IF([.N20]&lt;[.O2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4" calcext:value-type="float">
            <text:p>1954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4.4" calcext:value-type="float">
            <text:p>4,4</text:p>
          </table:table-cell>
          <table:table-cell table:formula="of:=([.D21]+[.E21]+[.F21])/3" office:value-type="float" office:value="5.96666666666667" calcext:value-type="float">
            <text:p>5,96666666666667</text:p>
          </table:table-cell>
          <table:table-cell table:formula="of:=([.J21]+[.K21]+[.L21])/3" office:value-type="float" office:value="14" calcext:value-type="float">
            <text:p>14</text:p>
          </table:table-cell>
          <table:table-cell table:formula="of:=IF([.N21]&lt;[.O2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5" calcext:value-type="float">
            <text:p>1955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3.3" calcext:value-type="float">
            <text:p>3,3</text:p>
          </table:table-cell>
          <table:table-cell table:formula="of:=([.D22]+[.E22]+[.F22])/3" office:value-type="float" office:value="8.33333333333333" calcext:value-type="float">
            <text:p>8,33333333333333</text:p>
          </table:table-cell>
          <table:table-cell table:formula="of:=([.J22]+[.K22]+[.L22])/3" office:value-type="float" office:value="9.2" calcext:value-type="float">
            <text:p>9,2</text:p>
          </table:table-cell>
          <table:table-cell table:formula="of:=IF([.N22]&lt;[.O2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6" calcext:value-type="float">
            <text:p>1956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29.9" calcext:value-type="float">
            <text:p>29,9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33.3" calcext:value-type="float">
            <text:p>33,3</text:p>
          </table:table-cell>
          <table:table-cell table:style-name="ce4" office:value-type="float" office:value="38.8" calcext:value-type="float">
            <text:p>38,8</text:p>
          </table:table-cell>
          <table:table-cell table:style-name="ce4" office:value-type="float" office:value="20.3" calcext:value-type="float">
            <text:p>20,3</text:p>
          </table:table-cell>
          <table:table-cell table:style-name="ce4" office:value-type="float" office:value="14.3" calcext:value-type="float">
            <text:p>14,3</text:p>
          </table:table-cell>
          <table:table-cell table:formula="of:=([.D23]+[.E23]+[.F23])/3" office:value-type="float" office:value="13.4333333333333" calcext:value-type="float">
            <text:p>13,4333333333333</text:p>
          </table:table-cell>
          <table:table-cell table:formula="of:=([.J23]+[.K23]+[.L23])/3" office:value-type="float" office:value="30.8" calcext:value-type="float">
            <text:p>30,8</text:p>
          </table:table-cell>
          <table:table-cell table:formula="of:=IF([.N23]&lt;[.O2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7" calcext:value-type="float">
            <text:p>1957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56.1" calcext:value-type="float">
            <text:p>56,1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8.6" calcext:value-type="float">
            <text:p>18,6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4.3" calcext:value-type="float">
            <text:p>14,3</text:p>
          </table:table-cell>
          <table:table-cell table:formula="of:=([.D24]+[.E24]+[.F24])/3" office:value-type="float" office:value="6.23333333333333" calcext:value-type="float">
            <text:p>6,23333333333333</text:p>
          </table:table-cell>
          <table:table-cell table:formula="of:=([.J24]+[.K24]+[.L24])/3" office:value-type="float" office:value="14.8666666666667" calcext:value-type="float">
            <text:p>14,8666666666667</text:p>
          </table:table-cell>
          <table:table-cell table:formula="of:=IF([.N24]&lt;[.O2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8" calcext:value-type="float">
            <text:p>1958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7.3" calcext:value-type="float">
            <text:p>17,3</text:p>
          </table:table-cell>
          <table:table-cell table:style-name="ce4" office:value-type="float" office:value="47.9" calcext:value-type="float">
            <text:p>47,9</text:p>
          </table:table-cell>
          <table:table-cell table:style-name="ce4" office:value-type="float" office:value="43.6" calcext:value-type="float">
            <text:p>43,6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27.1" calcext:value-type="float">
            <text:p>27,1</text:p>
          </table:table-cell>
          <table:table-cell table:formula="of:=([.D25]+[.E25]+[.F25])/3" office:value-type="float" office:value="9.7" calcext:value-type="float">
            <text:p>9,7</text:p>
          </table:table-cell>
          <table:table-cell table:formula="of:=([.J25]+[.K25]+[.L25])/3" office:value-type="float" office:value="24.5" calcext:value-type="float">
            <text:p>24,5</text:p>
          </table:table-cell>
          <table:table-cell table:formula="of:=IF([.N25]&lt;[.O2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59" calcext:value-type="float">
            <text:p>1959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26.2" calcext:value-type="float">
            <text:p>26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59.7" calcext:value-type="float">
            <text:p>59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25.9" calcext:value-type="float">
            <text:p>25,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4" calcext:value-type="float">
            <text:p>4,0</text:p>
          </table:table-cell>
          <table:table-cell table:formula="of:=([.D26]+[.E26]+[.F26])/3" office:value-type="float" office:value="20.6333333333333" calcext:value-type="float">
            <text:p>20,6333333333333</text:p>
          </table:table-cell>
          <table:table-cell table:formula="of:=([.J26]+[.K26]+[.L26])/3" office:value-type="float" office:value="15.9333333333333" calcext:value-type="float">
            <text:p>15,9333333333333</text:p>
          </table:table-cell>
          <table:table-cell table:formula="of:=IF([.N26]&lt;[.O2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0" calcext:value-type="float">
            <text:p>1960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25.2" calcext:value-type="float">
            <text:p>25,2</text:p>
          </table:table-cell>
          <table:table-cell table:style-name="ce4" office:value-type="float" office:value="32.9" calcext:value-type="float">
            <text:p>32,9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32.4" calcext:value-type="float">
            <text:p>32,4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7.6" calcext:value-type="float">
            <text:p>17,6</text:p>
          </table:table-cell>
          <table:table-cell table:formula="of:=([.D27]+[.E27]+[.F27])/3" office:value-type="float" office:value="14.5333333333333" calcext:value-type="float">
            <text:p>14,5333333333333</text:p>
          </table:table-cell>
          <table:table-cell table:formula="of:=([.J27]+[.K27]+[.L27])/3" office:value-type="float" office:value="20.1666666666667" calcext:value-type="float">
            <text:p>20,1666666666667</text:p>
          </table:table-cell>
          <table:table-cell table:formula="of:=IF([.N27]&lt;[.O2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1" calcext:value-type="float">
            <text:p>1961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24.6" calcext:value-type="float">
            <text:p>24,6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29.3" calcext:value-type="float">
            <text:p>29,3</text:p>
          </table:table-cell>
          <table:table-cell table:formula="of:=([.D28]+[.E28]+[.F28])/3" office:value-type="float" office:value="11.6" calcext:value-type="float">
            <text:p>11,6</text:p>
          </table:table-cell>
          <table:table-cell table:formula="of:=([.J28]+[.K28]+[.L28])/3" office:value-type="float" office:value="19.9333333333333" calcext:value-type="float">
            <text:p>19,9333333333333</text:p>
          </table:table-cell>
          <table:table-cell table:formula="of:=IF([.N28]&lt;[.O2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2" calcext:value-type="float">
            <text:p>1962</text:p>
          </table:table-cell>
          <table:table-cell table:style-name="ce4" office:value-type="float" office:value="22.4" calcext:value-type="float">
            <text:p>22,4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47.3" calcext:value-type="float">
            <text:p>47,3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0.9" calcext:value-type="float">
            <text:p>20,9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32.2" calcext:value-type="float">
            <text:p>32,2</text:p>
          </table:table-cell>
          <table:table-cell table:style-name="ce4" office:value-type="float" office:value="20.4" calcext:value-type="float">
            <text:p>20,4</text:p>
          </table:table-cell>
          <table:table-cell table:formula="of:=([.D29]+[.E29]+[.F29])/3" office:value-type="float" office:value="26.5" calcext:value-type="float">
            <text:p>26,5</text:p>
          </table:table-cell>
          <table:table-cell table:formula="of:=([.J29]+[.K29]+[.L29])/3" office:value-type="float" office:value="20.3333333333333" calcext:value-type="float">
            <text:p>20,3333333333333</text:p>
          </table:table-cell>
          <table:table-cell table:formula="of:=IF([.N29]&lt;[.O2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3" calcext:value-type="float">
            <text:p>196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1.4" calcext:value-type="float">
            <text:p>11,4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8.7" calcext:value-type="float">
            <text:p>28,7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2.8" calcext:value-type="float">
            <text:p>12,8</text:p>
          </table:table-cell>
          <table:table-cell table:formula="of:=([.D30]+[.E30]+[.F30])/3" office:value-type="float" office:value="5.86666666666667" calcext:value-type="float">
            <text:p>5,86666666666667</text:p>
          </table:table-cell>
          <table:table-cell table:formula="of:=([.J30]+[.K30]+[.L30])/3" office:value-type="float" office:value="18.5666666666667" calcext:value-type="float">
            <text:p>18,5666666666667</text:p>
          </table:table-cell>
          <table:table-cell table:formula="of:=IF([.N30]&lt;[.O3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4" calcext:value-type="float">
            <text:p>1964</text:p>
          </table:table-cell>
          <table:table-cell table:style-name="ce4" office:value-type="float" office:value="13.6" calcext:value-type="float">
            <text:p>13,6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9" calcext:value-type="float">
            <text:p>9,0</text:p>
          </table:table-cell>
          <table:table-cell table:number-columns-repeated="2" table:style-name="ce4" office:value-type="float" office:value="15.6" calcext:value-type="float">
            <text:p>15,6</text:p>
          </table:table-cell>
          <table:table-cell table:style-name="ce4" office:value-type="float" office:value="20" calcext:value-type="float">
            <text:p>20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5.1" calcext:value-type="float">
            <text:p>5,1</text:p>
          </table:table-cell>
          <table:table-cell table:formula="of:=([.D31]+[.E31]+[.F31])/3" office:value-type="float" office:value="13.4666666666667" calcext:value-type="float">
            <text:p>13,4666666666667</text:p>
          </table:table-cell>
          <table:table-cell table:formula="of:=([.J31]+[.K31]+[.L31])/3" office:value-type="float" office:value="12.4" calcext:value-type="float">
            <text:p>12,4</text:p>
          </table:table-cell>
          <table:table-cell table:formula="of:=IF([.N31]&lt;[.O31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65" calcext:value-type="float">
            <text:p>1965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20.7" calcext:value-type="float">
            <text:p>20,7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4.7" calcext:value-type="float">
            <text:p>4,7</text:p>
          </table:table-cell>
          <table:table-cell table:formula="of:=([.D32]+[.E32]+[.F32])/3" office:value-type="float" office:value="7.13333333333333" calcext:value-type="float">
            <text:p>7,13333333333333</text:p>
          </table:table-cell>
          <table:table-cell table:formula="of:=([.J32]+[.K32]+[.L32])/3" office:value-type="float" office:value="14.0666666666667" calcext:value-type="float">
            <text:p>14,0666666666667</text:p>
          </table:table-cell>
          <table:table-cell table:formula="of:=IF([.N32]&lt;[.O3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6" calcext:value-type="float">
            <text:p>1966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2" table:style-name="ce4" office:value-type="float" office:value="12.5" calcext:value-type="float">
            <text:p>12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29.5" calcext:value-type="float">
            <text:p>29,5</text:p>
          </table:table-cell>
          <table:table-cell table:style-name="ce4" office:value-type="float" office:value="27.4" calcext:value-type="float">
            <text:p>27,4</text:p>
          </table:table-cell>
          <table:table-cell table:style-name="ce4" office:value-type="float" office:value="41.9" calcext:value-type="float">
            <text:p>41,9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8.5" calcext:value-type="float">
            <text:p>8,5</text:p>
          </table:table-cell>
          <table:table-cell table:formula="of:=([.D33]+[.E33]+[.F33])/3" office:value-type="float" office:value="12.7" calcext:value-type="float">
            <text:p>12,7</text:p>
          </table:table-cell>
          <table:table-cell table:formula="of:=([.J33]+[.K33]+[.L33])/3" office:value-type="float" office:value="26.5333333333333" calcext:value-type="float">
            <text:p>26,5333333333333</text:p>
          </table:table-cell>
          <table:table-cell table:formula="of:=IF([.N33]&lt;[.O3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7" calcext:value-type="float">
            <text:p>1967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30.5" calcext:value-type="float">
            <text:p>30,5</text:p>
          </table:table-cell>
          <table:table-cell table:formula="of:=([.D34]+[.E34]+[.F34])/3" office:value-type="float" office:value="10.6" calcext:value-type="float">
            <text:p>10,6</text:p>
          </table:table-cell>
          <table:table-cell table:formula="of:=([.J34]+[.K34]+[.L34])/3" office:value-type="float" office:value="12.5666666666667" calcext:value-type="float">
            <text:p>12,5666666666667</text:p>
          </table:table-cell>
          <table:table-cell table:formula="of:=IF([.N34]&lt;[.O3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8" calcext:value-type="float">
            <text:p>196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31.7" calcext:value-type="float">
            <text:p>31,7</text:p>
          </table:table-cell>
          <table:table-cell table:style-name="ce4" office:value-type="float" office:value="12.3" calcext:value-type="float">
            <text:p>12,3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40" calcext:value-type="float">
            <text:p>40,0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42.9" calcext:value-type="float">
            <text:p>42,9</text:p>
          </table:table-cell>
          <table:table-cell table:style-name="ce4" office:value-type="float" office:value="20.2" calcext:value-type="float">
            <text:p>20,2</text:p>
          </table:table-cell>
          <table:table-cell table:formula="of:=([.D35]+[.E35]+[.F35])/3" office:value-type="float" office:value="17.8" calcext:value-type="float">
            <text:p>17,8</text:p>
          </table:table-cell>
          <table:table-cell table:formula="of:=([.J35]+[.K35]+[.L35])/3" office:value-type="float" office:value="36.8" calcext:value-type="float">
            <text:p>36,8</text:p>
          </table:table-cell>
          <table:table-cell table:formula="of:=IF([.N35]&lt;[.O3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69" calcext:value-type="float">
            <text:p>1969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8.2" calcext:value-type="float">
            <text:p>18,2</text:p>
          </table:table-cell>
          <table:table-cell table:style-name="ce4" office:value-type="float" office:value="21.6" calcext:value-type="float">
            <text:p>21,6</text:p>
          </table:table-cell>
          <table:table-cell table:style-name="ce4" office:value-type="float" office:value="26.1" calcext:value-type="float">
            <text:p>26,1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14.8" calcext:value-type="float">
            <text:p>14,8</text:p>
          </table:table-cell>
          <table:table-cell table:formula="of:=([.D36]+[.E36]+[.F36])/3" office:value-type="float" office:value="14.3333333333333" calcext:value-type="float">
            <text:p>14,3333333333333</text:p>
          </table:table-cell>
          <table:table-cell table:formula="of:=([.J36]+[.K36]+[.L36])/3" office:value-type="float" office:value="25.7" calcext:value-type="float">
            <text:p>25,7</text:p>
          </table:table-cell>
          <table:table-cell table:formula="of:=IF([.N36]&lt;[.O3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0" calcext:value-type="float">
            <text:p>1970</text:p>
          </table:table-cell>
          <table:table-cell table:style-name="ce4" office:value-type="float" office:value="23.5" calcext:value-type="float">
            <text:p>23,5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64.6" calcext:value-type="float">
            <text:p>64,6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22.7" calcext:value-type="float">
            <text:p>22,7</text:p>
          </table:table-cell>
          <table:table-cell table:formula="of:=([.D37]+[.E37]+[.F37])/3" office:value-type="float" office:value="6.96666666666667" calcext:value-type="float">
            <text:p>6,96666666666667</text:p>
          </table:table-cell>
          <table:table-cell table:formula="of:=([.J37]+[.K37]+[.L37])/3" office:value-type="float" office:value="36.9666666666667" calcext:value-type="float">
            <text:p>36,9666666666667</text:p>
          </table:table-cell>
          <table:table-cell table:formula="of:=IF([.N37]&lt;[.O3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1" calcext:value-type="float">
            <text:p>1971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9.2" calcext:value-type="float">
            <text:p>19,2</text:p>
          </table:table-cell>
          <table:table-cell table:style-name="ce4" office:value-type="float" office:value="28.8" calcext:value-type="float">
            <text:p>28,8</text:p>
          </table:table-cell>
          <table:table-cell table:style-name="ce4" office:value-type="float" office:value="38.1" calcext:value-type="float">
            <text:p>38,1</text:p>
          </table:table-cell>
          <table:table-cell table:style-name="ce4" office:value-type="float" office:value="32.5" calcext:value-type="float">
            <text:p>32,5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46.4" calcext:value-type="float">
            <text:p>46,4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24.4" calcext:value-type="float">
            <text:p>24,4</text:p>
          </table:table-cell>
          <table:table-cell table:style-name="ce4" office:value-type="float" office:value="15.2" calcext:value-type="float">
            <text:p>15,2</text:p>
          </table:table-cell>
          <table:table-cell table:formula="of:=([.D38]+[.E38]+[.F38])/3" office:value-type="float" office:value="19.5333333333333" calcext:value-type="float">
            <text:p>19,5333333333333</text:p>
          </table:table-cell>
          <table:table-cell table:formula="of:=([.J38]+[.K38]+[.L38])/3" office:value-type="float" office:value="31.9" calcext:value-type="float">
            <text:p>31,9</text:p>
          </table:table-cell>
          <table:table-cell table:formula="of:=IF([.N38]&lt;[.O3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2" calcext:value-type="float">
            <text:p>1972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7" calcext:value-type="float">
            <text:p>7,0</text:p>
          </table:table-cell>
          <table:table-cell table:number-columns-repeated="2" table:style-name="ce4" office:value-type="float" office:value="14.5" calcext:value-type="float">
            <text:p>14,5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8" calcext:value-type="float">
            <text:p>8,0</text:p>
          </table:table-cell>
          <table:table-cell table:formula="of:=([.D39]+[.E39]+[.F39])/3" office:value-type="float" office:value="13.8333333333333" calcext:value-type="float">
            <text:p>13,8333333333333</text:p>
          </table:table-cell>
          <table:table-cell table:formula="of:=([.J39]+[.K39]+[.L39])/3" office:value-type="float" office:value="12.6666666666667" calcext:value-type="float">
            <text:p>12,6666666666667</text:p>
          </table:table-cell>
          <table:table-cell table:formula="of:=IF([.N39]&lt;[.O3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3" calcext:value-type="float">
            <text:p>1973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7.4" calcext:value-type="float">
            <text:p>17,4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38.7" calcext:value-type="float">
            <text:p>38,7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7.4" calcext:value-type="float">
            <text:p>27,4</text:p>
          </table:table-cell>
          <table:table-cell table:formula="of:=([.D40]+[.E40]+[.F40])/3" office:value-type="float" office:value="9.23333333333333" calcext:value-type="float">
            <text:p>9,23333333333333</text:p>
          </table:table-cell>
          <table:table-cell table:formula="of:=([.J40]+[.K40]+[.L40])/3" office:value-type="float" office:value="20.0666666666667" calcext:value-type="float">
            <text:p>20,0666666666667</text:p>
          </table:table-cell>
          <table:table-cell table:formula="of:=IF([.N40]&lt;[.O4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4" calcext:value-type="float">
            <text:p>1974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33.2" calcext:value-type="float">
            <text:p>33,2</text:p>
          </table:table-cell>
          <table:table-cell table:style-name="ce4" office:value-type="float" office:value="49.3" calcext:value-type="float">
            <text:p>49,3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19.2" calcext:value-type="float">
            <text:p>19,2</text:p>
          </table:table-cell>
          <table:table-cell table:formula="of:=([.D41]+[.E41]+[.F41])/3" office:value-type="float" office:value="6.86666666666667" calcext:value-type="float">
            <text:p>6,86666666666667</text:p>
          </table:table-cell>
          <table:table-cell table:formula="of:=([.J41]+[.K41]+[.L41])/3" office:value-type="float" office:value="31.4333333333333" calcext:value-type="float">
            <text:p>31,4333333333333</text:p>
          </table:table-cell>
          <table:table-cell table:formula="of:=IF([.N41]&lt;[.O4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5" calcext:value-type="float">
            <text:p>1975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53.7" calcext:value-type="float">
            <text:p>53,7</text:p>
          </table:table-cell>
          <table:table-cell table:style-name="ce4" office:value-type="float" office:value="40.5" calcext:value-type="float">
            <text:p>40,5</text:p>
          </table:table-cell>
          <table:table-cell table:style-name="ce4" office:value-type="float" office:value="43.4" calcext:value-type="float">
            <text:p>43,4</text:p>
          </table:table-cell>
          <table:table-cell table:style-name="ce4" office:value-type="float" office:value="22.3" calcext:value-type="float">
            <text:p>22,3</text:p>
          </table:table-cell>
          <table:table-cell table:style-name="ce4" office:value-type="float" office:value="25.8" calcext:value-type="float">
            <text:p>25,8</text:p>
          </table:table-cell>
          <table:table-cell table:style-name="ce4" office:value-type="float" office:value="14.3" calcext:value-type="float">
            <text:p>14,3</text:p>
          </table:table-cell>
          <table:table-cell table:style-name="ce4" office:value-type="float" office:value="8" calcext:value-type="float">
            <text:p>8,0</text:p>
          </table:table-cell>
          <table:table-cell table:formula="of:=([.D42]+[.E42]+[.F42])/3" office:value-type="float" office:value="13.0333333333333" calcext:value-type="float">
            <text:p>13,0333333333333</text:p>
          </table:table-cell>
          <table:table-cell table:formula="of:=([.J42]+[.K42]+[.L42])/3" office:value-type="float" office:value="20.8" calcext:value-type="float">
            <text:p>20,8</text:p>
          </table:table-cell>
          <table:table-cell table:formula="of:=IF([.N42]&lt;[.O4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6" calcext:value-type="float">
            <text:p>1976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28.3" calcext:value-type="float">
            <text:p>28,3</text:p>
          </table:table-cell>
          <table:table-cell table:style-name="ce4" office:value-type="float" office:value="16.1" calcext:value-type="float">
            <text:p>16,1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30.9" calcext:value-type="float">
            <text:p>30,9</text:p>
          </table:table-cell>
          <table:table-cell table:style-name="ce4" office:value-type="float" office:value="24.5" calcext:value-type="float">
            <text:p>24,5</text:p>
          </table:table-cell>
          <table:table-cell table:style-name="ce4" office:value-type="float" office:value="27" calcext:value-type="float">
            <text:p>27,0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4.4" calcext:value-type="float">
            <text:p>14,4</text:p>
          </table:table-cell>
          <table:table-cell table:formula="of:=([.D43]+[.E43]+[.F43])/3" office:value-type="float" office:value="18.4666666666667" calcext:value-type="float">
            <text:p>18,4666666666667</text:p>
          </table:table-cell>
          <table:table-cell table:formula="of:=([.J43]+[.K43]+[.L43])/3" office:value-type="float" office:value="17.3666666666667" calcext:value-type="float">
            <text:p>17,3666666666667</text:p>
          </table:table-cell>
          <table:table-cell table:formula="of:=IF([.N43]&lt;[.O4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77" calcext:value-type="float">
            <text:p>1977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11.6" calcext:value-type="float">
            <text:p>11,6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42.9" calcext:value-type="float">
            <text:p>42,9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42.2" calcext:value-type="float">
            <text:p>42,2</text:p>
          </table:table-cell>
          <table:table-cell table:style-name="ce4" office:value-type="float" office:value="21.9" calcext:value-type="float">
            <text:p>21,9</text:p>
          </table:table-cell>
          <table:table-cell table:style-name="ce4" office:value-type="float" office:value="30.2" calcext:value-type="float">
            <text:p>30,2</text:p>
          </table:table-cell>
          <table:table-cell table:formula="of:=([.D44]+[.E44]+[.F44])/3" office:value-type="float" office:value="5.73333333333333" calcext:value-type="float">
            <text:p>5,73333333333333</text:p>
          </table:table-cell>
          <table:table-cell table:formula="of:=([.J44]+[.K44]+[.L44])/3" office:value-type="float" office:value="29.4" calcext:value-type="float">
            <text:p>29,4</text:p>
          </table:table-cell>
          <table:table-cell table:formula="of:=IF([.N44]&lt;[.O4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8" calcext:value-type="float">
            <text:p>1978</text:p>
          </table:table-cell>
          <table:table-cell table:style-name="ce4" office:value-type="float" office:value="21.4" calcext:value-type="float">
            <text:p>21,4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7" calcext:value-type="float">
            <text:p>17,0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37.4" calcext:value-type="float">
            <text:p>37,4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32.7" calcext:value-type="float">
            <text:p>32,7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7.3" calcext:value-type="float">
            <text:p>27,3</text:p>
          </table:table-cell>
          <table:table-cell table:formula="of:=([.D45]+[.E45]+[.F45])/3" office:value-type="float" office:value="10.3" calcext:value-type="float">
            <text:p>10,3</text:p>
          </table:table-cell>
          <table:table-cell table:formula="of:=([.J45]+[.K45]+[.L45])/3" office:value-type="float" office:value="18.7333333333333" calcext:value-type="float">
            <text:p>18,7333333333333</text:p>
          </table:table-cell>
          <table:table-cell table:formula="of:=IF([.N45]&lt;[.O4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79" calcext:value-type="float">
            <text:p>1979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15" calcext:value-type="float">
            <text:p>15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30.7" calcext:value-type="float">
            <text:p>30,7</text:p>
          </table:table-cell>
          <table:table-cell table:style-name="ce4" office:value-type="float" office:value="34.8" calcext:value-type="float">
            <text:p>34,8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21.5" calcext:value-type="float">
            <text:p>21,5</text:p>
          </table:table-cell>
          <table:table-cell table:style-name="ce4" office:value-type="float" office:value="14.9" calcext:value-type="float">
            <text:p>14,9</text:p>
          </table:table-cell>
          <table:table-cell table:formula="of:=([.D46]+[.E46]+[.F46])/3" office:value-type="float" office:value="12.2" calcext:value-type="float">
            <text:p>12,2</text:p>
          </table:table-cell>
          <table:table-cell table:formula="of:=([.J46]+[.K46]+[.L46])/3" office:value-type="float" office:value="26.9333333333333" calcext:value-type="float">
            <text:p>26,9333333333333</text:p>
          </table:table-cell>
          <table:table-cell table:formula="of:=IF([.N46]&lt;[.O4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0" calcext:value-type="float">
            <text:p>1980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2.8" calcext:value-type="float">
            <text:p>12,8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8.5" calcext:value-type="float">
            <text:p>18,5</text:p>
          </table:table-cell>
          <table:table-cell table:style-name="ce4" office:value-type="float" office:value="60.7" calcext:value-type="float">
            <text:p>60,7</text:p>
          </table:table-cell>
          <table:table-cell table:style-name="ce4" office:value-type="float" office:value="39.7" calcext:value-type="float">
            <text:p>39,7</text:p>
          </table:table-cell>
          <table:table-cell table:style-name="ce4" office:value-type="float" office:value="25.6" calcext:value-type="float">
            <text:p>25,6</text:p>
          </table:table-cell>
          <table:table-cell table:style-name="ce4" office:value-type="float" office:value="33.7" calcext:value-type="float">
            <text:p>33,7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8" calcext:value-type="float">
            <text:p>18,0</text:p>
          </table:table-cell>
          <table:table-cell table:formula="of:=([.D47]+[.E47]+[.F47])/3" office:value-type="float" office:value="10.8" calcext:value-type="float">
            <text:p>10,8</text:p>
          </table:table-cell>
          <table:table-cell table:formula="of:=([.J47]+[.K47]+[.L47])/3" office:value-type="float" office:value="20.1666666666667" calcext:value-type="float">
            <text:p>20,1666666666667</text:p>
          </table:table-cell>
          <table:table-cell table:formula="of:=IF([.N47]&lt;[.O4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1" calcext:value-type="float">
            <text:p>198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43.6" calcext:value-type="float">
            <text:p>43,6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34.6" calcext:value-type="float">
            <text:p>34,6</text:p>
          </table:table-cell>
          <table:table-cell table:formula="of:=([.D48]+[.E48]+[.F48])/3" office:value-type="float" office:value="4.36666666666667" calcext:value-type="float">
            <text:p>4,36666666666667</text:p>
          </table:table-cell>
          <table:table-cell table:formula="of:=([.J48]+[.K48]+[.L48])/3" office:value-type="float" office:value="19.8333333333333" calcext:value-type="float">
            <text:p>19,8333333333333</text:p>
          </table:table-cell>
          <table:table-cell table:formula="of:=IF([.N48]&lt;[.O4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2" calcext:value-type="float">
            <text:p>1982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31.2" calcext:value-type="float">
            <text:p>31,2</text:p>
          </table:table-cell>
          <table:table-cell table:style-name="ce4" office:value-type="float" office:value="28.4" calcext:value-type="float">
            <text:p>28,4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3.1" calcext:value-type="float">
            <text:p>13,1</text:p>
          </table:table-cell>
          <table:table-cell table:formula="of:=([.D49]+[.E49]+[.F49])/3" office:value-type="float" office:value="6.13333333333333" calcext:value-type="float">
            <text:p>6,13333333333333</text:p>
          </table:table-cell>
          <table:table-cell table:formula="of:=([.J49]+[.K49]+[.L49])/3" office:value-type="float" office:value="24.0333333333333" calcext:value-type="float">
            <text:p>24,0333333333333</text:p>
          </table:table-cell>
          <table:table-cell table:formula="of:=IF([.N49]&lt;[.O4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3" calcext:value-type="float">
            <text:p>1983</text:p>
          </table:table-cell>
          <table:table-cell table:style-name="ce4" office:value-type="float" office:value="38.3" calcext:value-type="float">
            <text:p>38,3</text:p>
          </table:table-cell>
          <table:table-cell table:style-name="ce4" office:value-type="float" office:value="16.9" calcext:value-type="float">
            <text:p>16,9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19.9" calcext:value-type="float">
            <text:p>19,9</text:p>
          </table:table-cell>
          <table:table-cell table:style-name="ce4" office:value-type="float" office:value="25.1" calcext:value-type="float">
            <text:p>25,1</text:p>
          </table:table-cell>
          <table:table-cell table:style-name="ce4" office:value-type="float" office:value="40.1" calcext:value-type="float">
            <text:p>40,1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1.1" calcext:value-type="float">
            <text:p>11,1</text:p>
          </table:table-cell>
          <table:table-cell table:formula="of:=([.D50]+[.E50]+[.F50])/3" office:value-type="float" office:value="11.8" calcext:value-type="float">
            <text:p>11,8</text:p>
          </table:table-cell>
          <table:table-cell table:formula="of:=([.J50]+[.K50]+[.L50])/3" office:value-type="float" office:value="21.1333333333333" calcext:value-type="float">
            <text:p>21,1333333333333</text:p>
          </table:table-cell>
          <table:table-cell table:formula="of:=IF([.N50]&lt;[.O5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4" calcext:value-type="float">
            <text:p>1984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63.9" calcext:value-type="float">
            <text:p>63,9</text:p>
          </table:table-cell>
          <table:table-cell table:style-name="ce4" office:value-type="float" office:value="46.5" calcext:value-type="float">
            <text:p>46,5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20.7" calcext:value-type="float">
            <text:p>20,7</text:p>
          </table:table-cell>
          <table:table-cell table:formula="of:=([.D51]+[.E51]+[.F51])/3" office:value-type="float" office:value="13.1" calcext:value-type="float">
            <text:p>13,1</text:p>
          </table:table-cell>
          <table:table-cell table:formula="of:=([.J51]+[.K51]+[.L51])/3" office:value-type="float" office:value="15.8666666666667" calcext:value-type="float">
            <text:p>15,8666666666667</text:p>
          </table:table-cell>
          <table:table-cell table:formula="of:=IF([.N51]&lt;[.O5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5" calcext:value-type="float">
            <text:p>1985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21.7" calcext:value-type="float">
            <text:p>21,7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20.6" calcext:value-type="float">
            <text:p>20,6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4.4" calcext:value-type="float">
            <text:p>4,4</text:p>
          </table:table-cell>
          <table:table-cell table:formula="of:=([.D52]+[.E52]+[.F52])/3" office:value-type="float" office:value="10.3" calcext:value-type="float">
            <text:p>10,3</text:p>
          </table:table-cell>
          <table:table-cell table:formula="of:=([.J52]+[.K52]+[.L52])/3" office:value-type="float" office:value="17.0333333333333" calcext:value-type="float">
            <text:p>17,0333333333333</text:p>
          </table:table-cell>
          <table:table-cell table:formula="of:=IF([.N52]&lt;[.O5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6" calcext:value-type="float">
            <text:p>1986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27.5" calcext:value-type="float">
            <text:p>27,5</text:p>
          </table:table-cell>
          <table:table-cell table:style-name="ce4" office:value-type="float" office:value="19.5" calcext:value-type="float">
            <text:p>19,5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6.3" calcext:value-type="float">
            <text:p>6,3</text:p>
          </table:table-cell>
          <table:table-cell table:formula="of:=([.D53]+[.E53]+[.F53])/3" office:value-type="float" office:value="18.4666666666667" calcext:value-type="float">
            <text:p>18,4666666666667</text:p>
          </table:table-cell>
          <table:table-cell table:formula="of:=([.J53]+[.K53]+[.L53])/3" office:value-type="float" office:value="12.2666666666667" calcext:value-type="float">
            <text:p>12,2666666666667</text:p>
          </table:table-cell>
          <table:table-cell table:formula="of:=IF([.N53]&lt;[.O53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87" calcext:value-type="float">
            <text:p>1987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2" table:style-name="ce4" office:value-type="float" office:value="7.2" calcext:value-type="float">
            <text:p>7,2</text:p>
          </table:table-cell>
          <table:table-cell table:style-name="ce4" office:value-type="float" office:value="12.1" calcext:value-type="float">
            <text:p>12,1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8.4" calcext:value-type="float">
            <text:p>18,4</text:p>
          </table:table-cell>
          <table:table-cell table:formula="of:=([.D54]+[.E54]+[.F54])/3" office:value-type="float" office:value="5.63333333333333" calcext:value-type="float">
            <text:p>5,63333333333333</text:p>
          </table:table-cell>
          <table:table-cell table:formula="of:=([.J54]+[.K54]+[.L54])/3" office:value-type="float" office:value="17.3333333333333" calcext:value-type="float">
            <text:p>17,3333333333333</text:p>
          </table:table-cell>
          <table:table-cell table:formula="of:=IF([.N54]&lt;[.O5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8" calcext:value-type="float">
            <text:p>1988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14.8" calcext:value-type="float">
            <text:p>14,8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33.1" calcext:value-type="float">
            <text:p>33,1</text:p>
          </table:table-cell>
          <table:table-cell table:style-name="ce4" office:value-type="float" office:value="49.7" calcext:value-type="float">
            <text:p>49,7</text:p>
          </table:table-cell>
          <table:table-cell table:style-name="ce4" office:value-type="float" office:value="38.3" calcext:value-type="float">
            <text:p>38,3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7.1" calcext:value-type="float">
            <text:p>7,1</text:p>
          </table:table-cell>
          <table:table-cell table:formula="of:=([.D55]+[.E55]+[.F55])/3" office:value-type="float" office:value="12.5333333333333" calcext:value-type="float">
            <text:p>12,5333333333333</text:p>
          </table:table-cell>
          <table:table-cell table:formula="of:=([.J55]+[.K55]+[.L55])/3" office:value-type="float" office:value="22.8333333333333" calcext:value-type="float">
            <text:p>22,8333333333333</text:p>
          </table:table-cell>
          <table:table-cell table:formula="of:=IF([.N55]&lt;[.O5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89" calcext:value-type="float">
            <text:p>1989</text:p>
          </table:table-cell>
          <table:table-cell table:number-columns-repeated="2" table:style-name="ce4" office:value-type="float" office:value="5" calcext:value-type="float">
            <text:p>5,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2.4" calcext:value-type="float">
            <text:p>12,4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25.4" calcext:value-type="float">
            <text:p>25,4</text:p>
          </table:table-cell>
          <table:table-cell table:style-name="ce4" office:value-type="float" office:value="21.2" calcext:value-type="float">
            <text:p>21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6.9" calcext:value-type="float">
            <text:p>16,9</text:p>
          </table:table-cell>
          <table:table-cell table:formula="of:=([.D56]+[.E56]+[.F56])/3" office:value-type="float" office:value="12.7333333333333" calcext:value-type="float">
            <text:p>12,7333333333333</text:p>
          </table:table-cell>
          <table:table-cell table:formula="of:=([.J56]+[.K56]+[.L56])/3" office:value-type="float" office:value="10.0333333333333" calcext:value-type="float">
            <text:p>10,0333333333333</text:p>
          </table:table-cell>
          <table:table-cell table:formula="of:=IF([.N56]&lt;[.O5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1990" calcext:value-type="float">
            <text:p>199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23.8" calcext:value-type="float">
            <text:p>23,8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.3" calcext:value-type="float">
            <text:p>2,3</text:p>
          </table:table-cell>
          <table:table-cell table:formula="of:=([.D57]+[.E57]+[.F57])/3" office:value-type="float" office:value="8.96666666666667" calcext:value-type="float">
            <text:p>8,96666666666667</text:p>
          </table:table-cell>
          <table:table-cell table:formula="of:=([.J57]+[.K57]+[.L57])/3" office:value-type="float" office:value="15.5666666666667" calcext:value-type="float">
            <text:p>15,5666666666667</text:p>
          </table:table-cell>
          <table:table-cell table:formula="of:=IF([.N57]&lt;[.O5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1" calcext:value-type="float">
            <text:p>1991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23.1" calcext:value-type="float">
            <text:p>23,1</text:p>
          </table:table-cell>
          <table:table-cell table:style-name="ce4" office:value-type="float" office:value="30.1" calcext:value-type="float">
            <text:p>30,1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5.5" calcext:value-type="float">
            <text:p>15,5</text:p>
          </table:table-cell>
          <table:table-cell table:formula="of:=([.D58]+[.E58]+[.F58])/3" office:value-type="float" office:value="1.76666666666667" calcext:value-type="float">
            <text:p>1,76666666666667</text:p>
          </table:table-cell>
          <table:table-cell table:formula="of:=([.J58]+[.K58]+[.L58])/3" office:value-type="float" office:value="10.1" calcext:value-type="float">
            <text:p>10,1</text:p>
          </table:table-cell>
          <table:table-cell table:formula="of:=IF([.N58]&lt;[.O5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2" calcext:value-type="float">
            <text:p>1992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9" calcext:value-type="float">
            <text:p>19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22.9" calcext:value-type="float">
            <text:p>22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6.6" calcext:value-type="float">
            <text:p>6,6</text:p>
          </table:table-cell>
          <table:table-cell table:formula="of:=([.D59]+[.E59]+[.F59])/3" office:value-type="float" office:value="6.63333333333333" calcext:value-type="float">
            <text:p>6,63333333333333</text:p>
          </table:table-cell>
          <table:table-cell table:formula="of:=([.J59]+[.K59]+[.L59])/3" office:value-type="float" office:value="15.0666666666667" calcext:value-type="float">
            <text:p>15,0666666666667</text:p>
          </table:table-cell>
          <table:table-cell table:formula="of:=IF([.N59]&lt;[.O5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3" calcext:value-type="float">
            <text:p>1993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30.5" calcext:value-type="float">
            <text:p>30,5</text:p>
          </table:table-cell>
          <table:table-cell table:style-name="ce4" office:value-type="float" office:value="10.2" calcext:value-type="float">
            <text:p>10,2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5.3" calcext:value-type="float">
            <text:p>5,3</text:p>
          </table:table-cell>
          <table:table-cell table:formula="of:=([.D60]+[.E60]+[.F60])/3" office:value-type="float" office:value="7.33333333333333" calcext:value-type="float">
            <text:p>7,33333333333333</text:p>
          </table:table-cell>
          <table:table-cell table:formula="of:=([.J60]+[.K60]+[.L60])/3" office:value-type="float" office:value="18.3" calcext:value-type="float">
            <text:p>18,3</text:p>
          </table:table-cell>
          <table:table-cell table:formula="of:=IF([.N60]&lt;[.O6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4" calcext:value-type="float">
            <text:p>1994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0.5" calcext:value-type="float">
            <text:p>10,5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42.6" calcext:value-type="float">
            <text:p>42,6</text:p>
          </table:table-cell>
          <table:table-cell table:style-name="ce4" office:value-type="float" office:value="18.7" calcext:value-type="float">
            <text:p>18,7</text:p>
          </table:table-cell>
          <table:table-cell table:style-name="ce4" office:value-type="float" office:value="28.6" calcext:value-type="float">
            <text:p>28,6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6.7" calcext:value-type="float">
            <text:p>6,7</text:p>
          </table:table-cell>
          <table:table-cell table:formula="of:=([.D61]+[.E61]+[.F61])/3" office:value-type="float" office:value="8.76666666666667" calcext:value-type="float">
            <text:p>8,76666666666667</text:p>
          </table:table-cell>
          <table:table-cell table:formula="of:=([.J61]+[.K61]+[.L61])/3" office:value-type="float" office:value="11.2333333333333" calcext:value-type="float">
            <text:p>11,2333333333333</text:p>
          </table:table-cell>
          <table:table-cell table:formula="of:=IF([.N61]&lt;[.O6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5" calcext:value-type="float">
            <text:p>1995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4.7" calcext:value-type="float">
            <text:p>14,7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35.9" calcext:value-type="float">
            <text:p>35,9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9.7" calcext:value-type="float">
            <text:p>9,7</text:p>
          </table:table-cell>
          <table:table-cell table:formula="of:=([.D62]+[.E62]+[.F62])/3" office:value-type="float" office:value="6.43333333333333" calcext:value-type="float">
            <text:p>6,43333333333333</text:p>
          </table:table-cell>
          <table:table-cell table:formula="of:=([.J62]+[.K62]+[.L62])/3" office:value-type="float" office:value="10.5" calcext:value-type="float">
            <text:p>10,5</text:p>
          </table:table-cell>
          <table:table-cell table:formula="of:=IF([.N62]&lt;[.O6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6" calcext:value-type="float">
            <text:p>1996</text:p>
          </table:table-cell>
          <table:table-cell table:style-name="ce4" office:value-type="float" office:value="19.7" calcext:value-type="float">
            <text:p>19,7</text:p>
          </table:table-cell>
          <table:table-cell table:style-name="ce4" office:value-type="float" office:value="21.3" calcext:value-type="float">
            <text:p>21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0.9" calcext:value-type="float">
            <text:p>10,9</text:p>
          </table:table-cell>
          <table:table-cell table:style-name="ce4" office:value-type="float" office:value="15.1" calcext:value-type="float">
            <text:p>15,1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29.6" calcext:value-type="float">
            <text:p>29,6</text:p>
          </table:table-cell>
          <table:table-cell table:style-name="ce4" office:value-type="float" office:value="19.1" calcext:value-type="float">
            <text:p>19,1</text:p>
          </table:table-cell>
          <table:table-cell table:style-name="ce4" office:value-type="float" office:value="13.4" calcext:value-type="float">
            <text:p>13,4</text:p>
          </table:table-cell>
          <table:table-cell table:style-name="ce4" office:value-type="float" office:value="10.8" calcext:value-type="float">
            <text:p>10,8</text:p>
          </table:table-cell>
          <table:table-cell table:formula="of:=([.D63]+[.E63]+[.F63])/3" office:value-type="float" office:value="7.16666666666667" calcext:value-type="float">
            <text:p>7,16666666666667</text:p>
          </table:table-cell>
          <table:table-cell table:formula="of:=([.J63]+[.K63]+[.L63])/3" office:value-type="float" office:value="20.7" calcext:value-type="float">
            <text:p>20,7</text:p>
          </table:table-cell>
          <table:table-cell table:formula="of:=IF([.N63]&lt;[.O6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7" calcext:value-type="float">
            <text:p>199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36.1" calcext:value-type="float">
            <text:p>36,1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0.4" calcext:value-type="float">
            <text:p>10,4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2.8" calcext:value-type="float">
            <text:p>2,8</text:p>
          </table:table-cell>
          <table:table-cell table:formula="of:=([.D64]+[.E64]+[.F64])/3" office:value-type="float" office:value="3.96666666666667" calcext:value-type="float">
            <text:p>3,96666666666667</text:p>
          </table:table-cell>
          <table:table-cell table:formula="of:=([.J64]+[.K64]+[.L64])/3" office:value-type="float" office:value="10.4666666666667" calcext:value-type="float">
            <text:p>10,4666666666667</text:p>
          </table:table-cell>
          <table:table-cell table:formula="of:=IF([.N64]&lt;[.O6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8" calcext:value-type="float">
            <text:p>1998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5.8" calcext:value-type="float">
            <text:p>15,8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.9" calcext:value-type="float">
            <text:p>6,9</text:p>
          </table:table-cell>
          <table:table-cell table:formula="of:=([.D65]+[.E65]+[.F65])/3" office:value-type="float" office:value="9.66666666666667" calcext:value-type="float">
            <text:p>9,66666666666667</text:p>
          </table:table-cell>
          <table:table-cell table:formula="of:=([.J65]+[.K65]+[.L65])/3" office:value-type="float" office:value="14.7" calcext:value-type="float">
            <text:p>14,7</text:p>
          </table:table-cell>
          <table:table-cell table:formula="of:=IF([.N65]&lt;[.O6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1999" calcext:value-type="float">
            <text:p>1999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24.8" calcext:value-type="float">
            <text:p>24,8</text:p>
          </table:table-cell>
          <table:table-cell table:style-name="ce4" office:value-type="float" office:value="26.3" calcext:value-type="float">
            <text:p>26,3</text:p>
          </table:table-cell>
          <table:table-cell table:style-name="ce4" office:value-type="float" office:value="14.9" calcext:value-type="float">
            <text:p>14,9</text:p>
          </table:table-cell>
          <table:table-cell table:style-name="ce4" office:value-type="float" office:value="23.7" calcext:value-type="float">
            <text:p>23,7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5.2" calcext:value-type="float">
            <text:p>5,2</text:p>
          </table:table-cell>
          <table:table-cell table:formula="of:=([.D66]+[.E66]+[.F66])/3" office:value-type="float" office:value="9.73333333333333" calcext:value-type="float">
            <text:p>9,73333333333333</text:p>
          </table:table-cell>
          <table:table-cell table:formula="of:=([.J66]+[.K66]+[.L66])/3" office:value-type="float" office:value="16.9333333333333" calcext:value-type="float">
            <text:p>16,9333333333333</text:p>
          </table:table-cell>
          <table:table-cell table:formula="of:=IF([.N66]&lt;[.O6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0" calcext:value-type="float">
            <text:p>2000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3.8" calcext:value-type="float">
            <text:p>13,8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28.1" calcext:value-type="float">
            <text:p>28,1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3.7" calcext:value-type="float">
            <text:p>13,7</text:p>
          </table:table-cell>
          <table:table-cell table:formula="of:=([.D67]+[.E67]+[.F67])/3" office:value-type="float" office:value="2.23333333333333" calcext:value-type="float">
            <text:p>2,23333333333333</text:p>
          </table:table-cell>
          <table:table-cell table:formula="of:=([.J67]+[.K67]+[.L67])/3" office:value-type="float" office:value="9.8" calcext:value-type="float">
            <text:p>9,8</text:p>
          </table:table-cell>
          <table:table-cell table:formula="of:=IF([.N67]&lt;[.O6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1" calcext:value-type="float">
            <text:p>2001</text:p>
          </table:table-cell>
          <table:table-cell table:style-name="ce4" office:value-type="float" office:value="21" calcext:value-type="float">
            <text:p>21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5.3" calcext:value-type="float">
            <text:p>15,3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5.8" calcext:value-type="float">
            <text:p>15,8</text:p>
          </table:table-cell>
          <table:table-cell table:formula="of:=([.D68]+[.E68]+[.F68])/3" office:value-type="float" office:value="6.53333333333333" calcext:value-type="float">
            <text:p>6,53333333333333</text:p>
          </table:table-cell>
          <table:table-cell table:formula="of:=([.J68]+[.K68]+[.L68])/3" office:value-type="float" office:value="16.3333333333333" calcext:value-type="float">
            <text:p>16,3333333333333</text:p>
          </table:table-cell>
          <table:table-cell table:formula="of:=IF([.N68]&lt;[.O6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2" calcext:value-type="float">
            <text:p>200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3.6" calcext:value-type="float">
            <text:p>3,6</text:p>
          </table:table-cell>
          <table:table-cell table:formula="of:=([.D69]+[.E69]+[.F69])/3" office:value-type="float" office:value="8.06666666666667" calcext:value-type="float">
            <text:p>8,06666666666667</text:p>
          </table:table-cell>
          <table:table-cell table:formula="of:=([.J69]+[.K69]+[.L69])/3" office:value-type="float" office:value="6.43333333333333" calcext:value-type="float">
            <text:p>6,43333333333333</text:p>
          </table:table-cell>
          <table:table-cell table:formula="of:=IF([.N69]&lt;[.O69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3" calcext:value-type="float">
            <text:p>2003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20.2" calcext:value-type="float">
            <text:p>20,2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17.5" calcext:value-type="float">
            <text:p>17,5</text:p>
          </table:table-cell>
          <table:table-cell table:formula="of:=([.D70]+[.E70]+[.F70])/3" office:value-type="float" office:value="13.8666666666667" calcext:value-type="float">
            <text:p>13,8666666666667</text:p>
          </table:table-cell>
          <table:table-cell table:formula="of:=([.J70]+[.K70]+[.L70])/3" office:value-type="float" office:value="9.76666666666667" calcext:value-type="float">
            <text:p>9,76666666666667</text:p>
          </table:table-cell>
          <table:table-cell table:formula="of:=IF([.N70]&lt;[.O70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04" calcext:value-type="float">
            <text:p>2004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14.4" calcext:value-type="float">
            <text:p>14,4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10" calcext:value-type="float">
            <text:p>10,0</text:p>
          </table:table-cell>
          <table:table-cell table:style-name="ce4" office:value-type="float" office:value="48.3" calcext:value-type="float">
            <text:p>48,3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17.9" calcext:value-type="float">
            <text:p>17,9</text:p>
          </table:table-cell>
          <table:table-cell table:style-name="ce4" office:value-type="float" office:value="18.8" calcext:value-type="float">
            <text:p>18,8</text:p>
          </table:table-cell>
          <table:table-cell table:style-name="ce4" office:value-type="float" office:value="16.2" calcext:value-type="float">
            <text:p>16,2</text:p>
          </table:table-cell>
          <table:table-cell table:style-name="ce4" office:value-type="float" office:value="13.2" calcext:value-type="float">
            <text:p>13,2</text:p>
          </table:table-cell>
          <table:table-cell table:formula="of:=([.D71]+[.E71]+[.F71])/3" office:value-type="float" office:value="9.33333333333333" calcext:value-type="float">
            <text:p>9,33333333333333</text:p>
          </table:table-cell>
          <table:table-cell table:formula="of:=([.J71]+[.K71]+[.L71])/3" office:value-type="float" office:value="17.6333333333333" calcext:value-type="float">
            <text:p>17,6333333333333</text:p>
          </table:table-cell>
          <table:table-cell table:formula="of:=IF([.N71]&lt;[.O7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5" calcext:value-type="float">
            <text:p>2005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26.6" calcext:value-type="float">
            <text:p>26,6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7.5" calcext:value-type="float">
            <text:p>17,5</text:p>
          </table:table-cell>
          <table:table-cell table:style-name="ce4" office:value-type="float" office:value="14" calcext:value-type="float">
            <text:p>14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3.3" calcext:value-type="float">
            <text:p>3,3</text:p>
          </table:table-cell>
          <table:table-cell table:formula="of:=([.D72]+[.E72]+[.F72])/3" office:value-type="float" office:value="13.3" calcext:value-type="float">
            <text:p>13,3</text:p>
          </table:table-cell>
          <table:table-cell table:formula="of:=([.J72]+[.K72]+[.L72])/3" office:value-type="float" office:value="14.1666666666667" calcext:value-type="float">
            <text:p>14,1666666666667</text:p>
          </table:table-cell>
          <table:table-cell table:formula="of:=IF([.N72]&lt;[.O72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6" calcext:value-type="float">
            <text:p>2006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29.1" calcext:value-type="float">
            <text:p>29,1</text:p>
          </table:table-cell>
          <table:table-cell table:style-name="ce4" office:value-type="float" office:value="23.2" calcext:value-type="float">
            <text:p>23,2</text:p>
          </table:table-cell>
          <table:table-cell table:style-name="ce4" office:value-type="float" office:value="13.1" calcext:value-type="float">
            <text:p>13,1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0.9" calcext:value-type="float">
            <text:p>10,9</text:p>
          </table:table-cell>
          <table:table-cell table:formula="of:=([.D73]+[.E73]+[.F73])/3" office:value-type="float" office:value="5.13333333333333" calcext:value-type="float">
            <text:p>5,13333333333333</text:p>
          </table:table-cell>
          <table:table-cell table:formula="of:=([.J73]+[.K73]+[.L73])/3" office:value-type="float" office:value="13.9" calcext:value-type="float">
            <text:p>13,9</text:p>
          </table:table-cell>
          <table:table-cell table:formula="of:=IF([.N73]&lt;[.O7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7" calcext:value-type="float">
            <text:p>2007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1.2" calcext:value-type="float">
            <text:p>11,2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46.6" calcext:value-type="float">
            <text:p>46,6</text:p>
          </table:table-cell>
          <table:table-cell table:style-name="ce4" office:value-type="float" office:value="48.1" calcext:value-type="float">
            <text:p>48,1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3.8" calcext:value-type="float">
            <text:p>3,8</text:p>
          </table:table-cell>
          <table:table-cell table:formula="of:=([.D74]+[.E74]+[.F74])/3" office:value-type="float" office:value="9.56666666666667" calcext:value-type="float">
            <text:p>9,56666666666667</text:p>
          </table:table-cell>
          <table:table-cell table:formula="of:=([.J74]+[.K74]+[.L74])/3" office:value-type="float" office:value="9.86666666666667" calcext:value-type="float">
            <text:p>9,86666666666667</text:p>
          </table:table-cell>
          <table:table-cell table:formula="of:=IF([.N74]&lt;[.O7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8" calcext:value-type="float">
            <text:p>2008</text:p>
          </table:table-cell>
          <table:table-cell table:style-name="ce4" office:value-type="float" office:value="24.9" calcext:value-type="float">
            <text:p>24,9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5.7" calcext:value-type="float">
            <text:p>15,7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15.9" calcext:value-type="float">
            <text:p>15,9</text:p>
          </table:table-cell>
          <table:table-cell table:style-name="ce4" office:value-type="float" office:value="2.5" calcext:value-type="float">
            <text:p>2,5</text:p>
          </table:table-cell>
          <table:table-cell table:formula="of:=([.D75]+[.E75]+[.F75])/3" office:value-type="float" office:value="6.16666666666667" calcext:value-type="float">
            <text:p>6,16666666666667</text:p>
          </table:table-cell>
          <table:table-cell table:formula="of:=([.J75]+[.K75]+[.L75])/3" office:value-type="float" office:value="10.7" calcext:value-type="float">
            <text:p>10,7</text:p>
          </table:table-cell>
          <table:table-cell table:formula="of:=IF([.N75]&lt;[.O7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09" calcext:value-type="float">
            <text:p>2009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50.9" calcext:value-type="float">
            <text:p>50,9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28.2" calcext:value-type="float">
            <text:p>2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31" calcext:value-type="float">
            <text:p>31,0</text:p>
          </table:table-cell>
          <table:table-cell table:style-name="ce4" office:value-type="float" office:value="39.4" calcext:value-type="float">
            <text:p>39,4</text:p>
          </table:table-cell>
          <table:table-cell table:style-name="ce4" office:value-type="float" office:value="17.7" calcext:value-type="float">
            <text:p>17,7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3.8" calcext:value-type="float">
            <text:p>3,8</text:p>
          </table:table-cell>
          <table:table-cell table:formula="of:=([.D76]+[.E76]+[.F76])/3" office:value-type="float" office:value="21.9666666666667" calcext:value-type="float">
            <text:p>21,9666666666667</text:p>
          </table:table-cell>
          <table:table-cell table:formula="of:=([.J76]+[.K76]+[.L76])/3" office:value-type="float" office:value="20.6666666666667" calcext:value-type="float">
            <text:p>20,6666666666667</text:p>
          </table:table-cell>
          <table:table-cell table:formula="of:=IF([.N76]&lt;[.O76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0" calcext:value-type="float">
            <text:p>2010</text:p>
          </table:table-cell>
          <table:table-cell table:style-name="ce4" office:value-type="float" office:value="16.3" calcext:value-type="float">
            <text:p>16,3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1.7" calcext:value-type="float">
            <text:p>11,7</text:p>
          </table:table-cell>
          <table:table-cell table:formula="of:=([.D77]+[.E77]+[.F77])/3" office:value-type="float" office:value="5.36666666666667" calcext:value-type="float">
            <text:p>5,36666666666667</text:p>
          </table:table-cell>
          <table:table-cell table:formula="of:=([.J77]+[.K77]+[.L77])/3" office:value-type="float" office:value="6.33333333333333" calcext:value-type="float">
            <text:p>6,33333333333333</text:p>
          </table:table-cell>
          <table:table-cell table:formula="of:=IF([.N77]&lt;[.O7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1" calcext:value-type="float">
            <text:p>2011</text:p>
          </table:table-cell>
          <table:table-cell table:style-name="ce4" office:value-type="float" office:value="7.4" calcext:value-type="float">
            <text:p>7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1.5" calcext:value-type="float">
            <text:p>11,5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24.1" calcext:value-type="float">
            <text:p>24,1</text:p>
          </table:table-cell>
          <table:table-cell table:style-name="ce4" office:value-type="float" office:value="51.5" calcext:value-type="float">
            <text:p>51,5</text:p>
          </table:table-cell>
          <table:table-cell table:style-name="ce4" office:value-type="float" office:value="27.7" calcext:value-type="float">
            <text:p>27,7</text:p>
          </table:table-cell>
          <table:table-cell table:style-name="ce4" office:value-type="float" office:value="22.5" calcext:value-type="float">
            <text:p>22,5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4.5" calcext:value-type="float">
            <text:p>14,5</text:p>
          </table:table-cell>
          <table:table-cell table:style-name="ce4" office:value-type="float" office:value="13.2" calcext:value-type="float">
            <text:p>13,2</text:p>
          </table:table-cell>
          <table:table-cell table:formula="of:=([.D78]+[.E78]+[.F78])/3" office:value-type="float" office:value="9.33333333333333" calcext:value-type="float">
            <text:p>9,33333333333333</text:p>
          </table:table-cell>
          <table:table-cell table:formula="of:=([.J78]+[.K78]+[.L78])/3" office:value-type="float" office:value="18.4333333333333" calcext:value-type="float">
            <text:p>18,4333333333333</text:p>
          </table:table-cell>
          <table:table-cell table:formula="of:=IF([.N78]&lt;[.O78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2" calcext:value-type="float">
            <text:p>2012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3" calcext:value-type="float">
            <text:p>13,0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14.1" calcext:value-type="float">
            <text:p>14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5" calcext:value-type="float">
            <text:p>5,0</text:p>
          </table:table-cell>
          <table:table-cell table:formula="of:=([.D79]+[.E79]+[.F79])/3" office:value-type="float" office:value="8.4" calcext:value-type="float">
            <text:p>8,4</text:p>
          </table:table-cell>
          <table:table-cell table:formula="of:=([.J79]+[.K79]+[.L79])/3" office:value-type="float" office:value="13.4666666666667" calcext:value-type="float">
            <text:p>13,4666666666667</text:p>
          </table:table-cell>
          <table:table-cell table:formula="of:=IF([.N79]&lt;[.O79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3" calcext:value-type="float">
            <text:p>201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7.3" calcext:value-type="float">
            <text:p>27,3</text:p>
          </table:table-cell>
          <table:table-cell table:style-name="ce4" office:value-type="float" office:value="11.9" calcext:value-type="float">
            <text:p>11,9</text:p>
          </table:table-cell>
          <table:table-cell table:style-name="ce4" office:value-type="float" office:value="18.9" calcext:value-type="float">
            <text:p>18,9</text:p>
          </table:table-cell>
          <table:table-cell table:style-name="ce4" office:value-type="float" office:value="33.4" calcext:value-type="float">
            <text:p>33,4</text:p>
          </table:table-cell>
          <table:table-cell table:style-name="ce4" office:value-type="float" office:value="16.7" calcext:value-type="float">
            <text:p>16,7</text:p>
          </table:table-cell>
          <table:table-cell table:style-name="ce4" office:value-type="float" office:value="13.9" calcext:value-type="float">
            <text:p>13,9</text:p>
          </table:table-cell>
          <table:table-cell table:style-name="ce4" office:value-type="float" office:value="18.7" calcext:value-type="float">
            <text:p>18,7</text:p>
          </table:table-cell>
          <table:table-cell table:formula="of:=([.D80]+[.E80]+[.F80])/3" office:value-type="float" office:value="4.13333333333333" calcext:value-type="float">
            <text:p>4,13333333333333</text:p>
          </table:table-cell>
          <table:table-cell table:formula="of:=([.J80]+[.K80]+[.L80])/3" office:value-type="float" office:value="21.3333333333333" calcext:value-type="float">
            <text:p>21,3333333333333</text:p>
          </table:table-cell>
          <table:table-cell table:formula="of:=IF([.N80]&lt;[.O80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4" calcext:value-type="float">
            <text:p>2014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10.8" calcext:value-type="float">
            <text:p>10,8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1.8" calcext:value-type="float">
            <text:p>11,8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13.5" calcext:value-type="float">
            <text:p>13,5</text:p>
          </table:table-cell>
          <table:table-cell table:style-name="ce4" office:value-type="float" office:value="14.2" calcext:value-type="float">
            <text:p>14,2</text:p>
          </table:table-cell>
          <table:table-cell table:style-name="ce4" office:value-type="float" office:value="23.4" calcext:value-type="float">
            <text:p>23,4</text:p>
          </table:table-cell>
          <table:table-cell table:style-name="ce4" office:value-type="float" office:value="17.6" calcext:value-type="float">
            <text:p>17,6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8.6" calcext:value-type="float">
            <text:p>8,6</text:p>
          </table:table-cell>
          <table:table-cell table:formula="of:=([.D81]+[.E81]+[.F81])/3" office:value-type="float" office:value="6.96666666666667" calcext:value-type="float">
            <text:p>6,96666666666667</text:p>
          </table:table-cell>
          <table:table-cell table:formula="of:=([.J81]+[.K81]+[.L81])/3" office:value-type="float" office:value="14.4333333333333" calcext:value-type="float">
            <text:p>14,4333333333333</text:p>
          </table:table-cell>
          <table:table-cell table:formula="of:=IF([.N81]&lt;[.O81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5" calcext:value-type="float">
            <text:p>2015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12.7" calcext:value-type="float">
            <text:p>12,7</text:p>
          </table:table-cell>
          <table:table-cell table:style-name="ce4" office:value-type="float" office:value="26" calcext:value-type="float">
            <text:p>26,0</text:p>
          </table:table-cell>
          <table:table-cell table:style-name="ce4" office:value-type="float" office:value="11.3" calcext:value-type="float">
            <text:p>11,3</text:p>
          </table:table-cell>
          <table:table-cell table:style-name="ce4" office:value-type="float" office:value="13.2" calcext:value-type="float">
            <text:p>13,2</text:p>
          </table:table-cell>
          <table:table-cell table:style-name="ce4" office:value-type="float" office:value="33.8" calcext:value-type="float">
            <text:p>33,8</text:p>
          </table:table-cell>
          <table:table-cell table:style-name="ce4" office:value-type="float" office:value="61.1" calcext:value-type="float">
            <text:p>61,1</text:p>
          </table:table-cell>
          <table:table-cell table:style-name="ce4" office:value-type="float" office:value="26.5" calcext:value-type="float">
            <text:p>26,5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1" calcext:value-type="float">
            <text:p>11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3.2" calcext:value-type="float">
            <text:p>13,2</text:p>
          </table:table-cell>
          <table:table-cell table:formula="of:=([.D82]+[.E82]+[.F82])/3" office:value-type="float" office:value="16.8333333333333" calcext:value-type="float">
            <text:p>16,8333333333333</text:p>
          </table:table-cell>
          <table:table-cell table:formula="of:=([.J82]+[.K82]+[.L82])/3" office:value-type="float" office:value="11.4333333333333" calcext:value-type="float">
            <text:p>11,4333333333333</text:p>
          </table:table-cell>
          <table:table-cell table:formula="of:=IF([.N82]&lt;[.O82];1;0)" office:value-type="float" office:value="0" calcext:value-type="float">
            <text:p>0</text:p>
          </table:table-cell>
          <table:table-cell table:number-columns-repeated="16368"/>
        </table:table-row>
        <table:table-row table:style-name="ro1">
          <table:table-cell table:style-name="ce5" office:value-type="float" office:value="2016" calcext:value-type="float">
            <text:p>2016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5.6" calcext:value-type="float">
            <text:p>15,6</text:p>
          </table:table-cell>
          <table:table-cell table:style-name="ce4" office:value-type="float" office:value="19.3" calcext:value-type="float">
            <text:p>19,3</text:p>
          </table:table-cell>
          <table:table-cell table:style-name="ce4" office:value-type="float" office:value="16.8" calcext:value-type="float">
            <text:p>16,8</text:p>
          </table:table-cell>
          <table:table-cell table:style-name="ce4" office:value-type="float" office:value="20.1" calcext:value-type="float">
            <text:p>20,1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29" calcext:value-type="float">
            <text:p>29,0</text:p>
          </table:table-cell>
          <table:table-cell table:formula="of:=([.D83]+[.E83]+[.F83])/3" office:value-type="float" office:value="5.8" calcext:value-type="float">
            <text:p>5,8</text:p>
          </table:table-cell>
          <table:table-cell table:formula="of:=([.J83]+[.K83]+[.L83])/3" office:value-type="float" office:value="14.4333333333333" calcext:value-type="float">
            <text:p>14,4333333333333</text:p>
          </table:table-cell>
          <table:table-cell table:formula="of:=IF([.N83]&lt;[.O83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7" calcext:value-type="float">
            <text:p>2017</text:p>
          </table:table-cell>
          <table:table-cell table:style-name="ce4" office:value-type="float" office:value="11.7" calcext:value-type="float">
            <text:p>11,7</text:p>
          </table:table-cell>
          <table:table-cell table:style-name="ce4" office:value-type="float" office:value="17.1" calcext:value-type="float">
            <text:p>17,1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12" calcext:value-type="float">
            <text:p>12,0</text:p>
          </table:table-cell>
          <table:table-cell table:style-name="ce4" office:value-type="float" office:value="33.9" calcext:value-type="float">
            <text:p>33,9</text:p>
          </table:table-cell>
          <table:table-cell table:style-name="ce4" office:value-type="float" office:value="29.8" calcext:value-type="float">
            <text:p>29,8</text:p>
          </table:table-cell>
          <table:table-cell table:style-name="ce4" office:value-type="float" office:value="46.3" calcext:value-type="float">
            <text:p>46,3</text:p>
          </table:table-cell>
          <table:table-cell table:style-name="ce4" office:value-type="float" office:value="10.7" calcext:value-type="float">
            <text:p>10,7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13.4" calcext:value-type="float">
            <text:p>13,4</text:p>
          </table:table-cell>
          <table:table-cell table:formula="of:=([.D84]+[.E84]+[.F84])/3" office:value-type="float" office:value="6.86666666666667" calcext:value-type="float">
            <text:p>6,86666666666667</text:p>
          </table:table-cell>
          <table:table-cell table:formula="of:=([.J84]+[.K84]+[.L84])/3" office:value-type="float" office:value="19.7333333333333" calcext:value-type="float">
            <text:p>19,7333333333333</text:p>
          </table:table-cell>
          <table:table-cell table:formula="of:=IF([.N84]&lt;[.O84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8" calcext:value-type="float">
            <text:p>2018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9.4" calcext:value-type="float">
            <text:p>29,4</text:p>
          </table:table-cell>
          <table:table-cell table:style-name="ce4" office:value-type="float" office:value="31.9" calcext:value-type="float">
            <text:p>31,9</text:p>
          </table:table-cell>
          <table:table-cell table:style-name="ce4" office:value-type="float" office:value="18" calcext:value-type="float">
            <text:p>18,0</text:p>
          </table:table-cell>
          <table:table-cell table:style-name="ce4" office:value-type="float" office:value="18.3" calcext:value-type="float">
            <text:p>18,3</text:p>
          </table:table-cell>
          <table:table-cell table:style-name="ce4" office:value-type="float" office:value="16" calcext:value-type="float">
            <text:p>16,0</text:p>
          </table:table-cell>
          <table:table-cell table:style-name="ce4" office:value-type="float" office:value="4.1" calcext:value-type="float">
            <text:p>4,1</text:p>
          </table:table-cell>
          <table:table-cell table:formula="of:=([.D85]+[.E85]+[.F85])/3" office:value-type="float" office:value="4.23333333333333" calcext:value-type="float">
            <text:p>4,23333333333333</text:p>
          </table:table-cell>
          <table:table-cell table:formula="of:=([.J85]+[.K85]+[.L85])/3" office:value-type="float" office:value="17.4333333333333" calcext:value-type="float">
            <text:p>17,4333333333333</text:p>
          </table:table-cell>
          <table:table-cell table:formula="of:=IF([.N85]&lt;[.O85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19" calcext:value-type="float">
            <text:p>2019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5.4" calcext:value-type="float">
            <text:p>15,4</text:p>
          </table:table-cell>
          <table:table-cell table:style-name="ce4" office:value-type="float" office:value="14.6" calcext:value-type="float">
            <text:p>14,6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21.8" calcext:value-type="float">
            <text:p>21,8</text:p>
          </table:table-cell>
          <table:table-cell table:style-name="ce4" office:value-type="float" office:value="35.2" calcext:value-type="float">
            <text:p>35,2</text:p>
          </table:table-cell>
          <table:table-cell table:style-name="ce4" office:value-type="float" office:value="43.9" calcext:value-type="float">
            <text:p>43,9</text:p>
          </table:table-cell>
          <table:table-cell table:style-name="ce4" office:value-type="float" office:value="23.3" calcext:value-type="float">
            <text:p>23,3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2.7" calcext:value-type="float">
            <text:p>2,7</text:p>
          </table:table-cell>
          <table:table-cell table:formula="of:=([.D86]+[.E86]+[.F86])/3" office:value-type="float" office:value="12" calcext:value-type="float">
            <text:p>12</text:p>
          </table:table-cell>
          <table:table-cell table:formula="of:=([.J86]+[.K86]+[.L86])/3" office:value-type="float" office:value="23.6666666666667" calcext:value-type="float">
            <text:p>23,6666666666667</text:p>
          </table:table-cell>
          <table:table-cell table:formula="of:=IF([.N86]&lt;[.O86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>
          <table:table-cell table:style-name="ce5" office:value-type="float" office:value="2020" calcext:value-type="float">
            <text:p>2020</text:p>
          </table:table-cell>
          <table:table-cell table:style-name="ce4" office:value-type="float" office:value="25.3" calcext:value-type="float">
            <text:p>25,3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12.5" calcext:value-type="float">
            <text:p>12,5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32.1" calcext:value-type="float">
            <text:p>32,1</text:p>
          </table:table-cell>
          <table:table-cell table:style-name="ce4" office:value-type="float" office:value="22.8" calcext:value-type="float">
            <text:p>22,8</text:p>
          </table:table-cell>
          <table:table-cell table:style-name="ce4" office:value-type="float" office:value="18.1" calcext:value-type="float">
            <text:p>18,1</text:p>
          </table:table-cell>
          <table:table-cell table:style-name="ce4" office:value-type="float" office:value="16.4" calcext:value-type="float">
            <text:p>16,4</text:p>
          </table:table-cell>
          <table:table-cell table:style-name="ce4" office:value-type="float" office:value="8.6" calcext:value-type="float">
            <text:p>8,6</text:p>
          </table:table-cell>
          <table:table-cell table:formula="of:=([.D87]+[.E87]+[.F87])/3" office:value-type="float" office:value="7.6" calcext:value-type="float">
            <text:p>7,6</text:p>
          </table:table-cell>
          <table:table-cell table:formula="of:=([.J87]+[.K87]+[.L87])/3" office:value-type="float" office:value="19.1" calcext:value-type="float">
            <text:p>19,1</text:p>
          </table:table-cell>
          <table:table-cell table:formula="of:=IF([.N87]&lt;[.O87];1;0)" office:value-type="float" office:value="1" calcext:value-type="float">
            <text:p>1</text:p>
          </table:table-cell>
          <table:table-cell table:number-columns-repeated="16368"/>
        </table:table-row>
        <table:table-row table:style-name="ro1" table:number-rows-repeated="104848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 style:font-family-generic="modern"/>
    <style:font-face style:name="Courier New1" svg:font-family="'Courier New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Пользователь Windows</meta:initial-creator>
    <meta:creation-date>2021-03-21T04:51:24Z</meta:creation-date>
    <dc:date>2022-12-28T21:44:22.236000000</dc:date>
    <meta:editing-duration>PT4M57S</meta:editing-duration>
    <meta:editing-cycles>1</meta:editing-cycles>
    <meta:document-statistic meta:table-count="1" meta:cell-count="1393" meta:object-count="0"/>
  </office:meta>
</office:document-meta>
</file>